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d614" officeooo:paragraph-rsid="000ad614"/>
    </style:style>
    <style:style style:name="P2" style:family="paragraph" style:parent-style-name="Standard" style:list-style-name="L1">
      <style:text-properties officeooo:rsid="000ad614" officeooo:paragraph-rsid="000ad614"/>
    </style:style>
    <style:style style:name="P3" style:family="paragraph" style:parent-style-name="Standard" style:list-style-name="L1">
      <style:text-properties officeooo:rsid="000c7a41" officeooo:paragraph-rsid="000c7a41"/>
    </style:style>
    <style:style style:name="P4" style:family="paragraph" style:parent-style-name="Standard">
      <style:text-properties fo:font-size="16pt" style:text-underline-style="solid" style:text-underline-width="auto" style:text-underline-color="font-color" officeooo:rsid="000ad614" officeooo:paragraph-rsid="000ad614" style:font-size-asian="16pt" style:font-size-complex="16pt"/>
    </style:style>
    <style:style style:name="P5" style:family="paragraph" style:parent-style-name="Standard">
      <style:text-properties fo:font-size="22pt" style:text-underline-style="solid" style:text-underline-width="auto" style:text-underline-color="font-color" fo:font-weight="bold" officeooo:rsid="000ad614" officeooo:paragraph-rsid="000ad614" style:font-size-asian="22pt" style:font-weight-asian="bold" style:font-size-complex="22pt" style:font-weight-complex="bold"/>
    </style:style>
    <style:style style:name="P6" style:family="paragraph" style:parent-style-name="Standard">
      <style:text-properties fo:font-size="18pt" style:text-underline-style="solid" style:text-underline-width="auto" style:text-underline-color="font-color" officeooo:rsid="000ad614" officeooo:paragraph-rsid="000ad614" style:font-size-asian="15.75pt" style:font-size-complex="18pt"/>
    </style:style>
    <style:style style:name="P7" style:family="paragraph" style:parent-style-name="Standard">
      <style:text-properties fo:font-size="18pt" style:text-underline-style="none" officeooo:rsid="000ff94d" officeooo:paragraph-rsid="000ff94d" style:font-size-asian="15.75pt" style:font-size-complex="18pt"/>
    </style:style>
    <style:style style:name="P8" style:family="paragraph" style:parent-style-name="Standard" style:list-style-name="L1">
      <style:text-properties officeooo:rsid="000ff94d" officeooo:paragraph-rsid="000ff94d"/>
    </style:style>
    <style:style style:name="P9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0.0618in"/>
        </style:tab-stops>
      </style:paragraph-properties>
      <style:text-properties officeooo:rsid="000ed05d" officeooo:paragraph-rsid="000ed05d"/>
    </style:style>
    <style:style style:name="P10" style:family="paragraph" style:parent-style-name="Standard" style:list-style-name="L6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0.0618in"/>
        </style:tab-stops>
      </style:paragraph-properties>
      <style:text-properties officeooo:rsid="000ed05d" officeooo:paragraph-rsid="000ed05d"/>
    </style:style>
    <style:style style:name="P11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0.0618in"/>
        </style:tab-stops>
      </style:paragraph-properties>
      <style:text-properties fo:font-size="16pt" style:text-underline-style="solid" style:text-underline-width="auto" style:text-underline-color="font-color" officeooo:rsid="000ed05d" officeooo:paragraph-rsid="000ed05d" style:font-size-asian="16pt" style:font-size-complex="16pt"/>
    </style:style>
    <style:style style:name="P12" style:family="paragraph" style:parent-style-name="Standard" style:list-style-name="L2" style:master-page-name="">
      <loext:graphic-properties draw:fill="none"/>
      <style:paragraph-properties fo:margin-left="0in" fo:margin-right="0in" fo:text-indent="2.1252in" style:auto-text-indent="false" style:page-number="auto" fo:background-color="transparent">
        <style:tab-stops>
          <style:tab-stop style:position="0.0618in"/>
        </style:tab-stops>
      </style:paragraph-properties>
      <style:text-properties officeooo:paragraph-rsid="000bd925"/>
    </style:style>
    <style:style style:name="P13" style:family="paragraph" style:parent-style-name="Standard" style:list-style-name="L7" style:master-page-name="">
      <loext:graphic-properties draw:fill="none"/>
      <style:paragraph-properties fo:margin-left="0in" fo:margin-right="0in" fo:text-indent="2.1252in" style:auto-text-indent="false" style:page-number="auto" fo:background-color="transparent">
        <style:tab-stops>
          <style:tab-stop style:position="0.0618in"/>
        </style:tab-stops>
      </style:paragraph-properties>
      <style:text-properties officeooo:rsid="000ed05d" officeooo:paragraph-rsid="000ed05d"/>
    </style:style>
    <style:style style:name="P14" style:family="paragraph" style:parent-style-name="Standard">
      <loext:graphic-properties draw:fill="none"/>
      <style:paragraph-properties fo:margin-left="0in" fo:margin-right="0in" fo:text-indent="2.1252in" style:auto-text-indent="false" fo:background-color="transparent">
        <style:tab-stops>
          <style:tab-stop style:position="0.0618in"/>
        </style:tab-stops>
      </style:paragraph-properties>
      <style:text-properties officeooo:rsid="000bd925" officeooo:paragraph-rsid="000bd925"/>
    </style:style>
    <style:style style:name="P15" style:family="paragraph" style:parent-style-name="Standard">
      <loext:graphic-properties draw:fill="none"/>
      <style:paragraph-properties fo:margin-left="0in" fo:margin-right="0in" fo:text-indent="2.1252in" style:auto-text-indent="false" fo:background-color="transparent">
        <style:tab-stops>
          <style:tab-stop style:position="0.0618in"/>
        </style:tab-stops>
      </style:paragraph-properties>
      <style:text-properties officeooo:paragraph-rsid="000bd925"/>
    </style:style>
    <style:style style:name="P16" style:family="paragraph" style:parent-style-name="Standard" style:list-style-name="L3">
      <loext:graphic-properties draw:fill="none"/>
      <style:paragraph-properties fo:margin-left="0in" fo:margin-right="0in" fo:text-indent="2.1252in" style:auto-text-indent="false" fo:background-color="transparent">
        <style:tab-stops>
          <style:tab-stop style:position="0.0618in"/>
        </style:tab-stops>
      </style:paragraph-properties>
      <style:text-properties officeooo:paragraph-rsid="000e108a"/>
    </style:style>
    <style:style style:name="P17" style:family="paragraph" style:parent-style-name="Standard" style:list-style-name="L3">
      <loext:graphic-properties draw:fill="none"/>
      <style:paragraph-properties fo:margin-left="0in" fo:margin-right="0in" fo:text-indent="2.1252in" style:auto-text-indent="false" fo:background-color="transparent">
        <style:tab-stops>
          <style:tab-stop style:position="0.0618in"/>
        </style:tab-stops>
      </style:paragraph-properties>
      <style:text-properties officeooo:rsid="000c7a41" officeooo:paragraph-rsid="000c7a41"/>
    </style:style>
    <style:style style:name="P18" style:family="paragraph" style:parent-style-name="Standard" style:list-style-name="L3">
      <loext:graphic-properties draw:fill="none"/>
      <style:paragraph-properties fo:margin-left="0in" fo:margin-right="0in" fo:text-indent="2.1252in" style:auto-text-indent="false" fo:background-color="transparent">
        <style:tab-stops>
          <style:tab-stop style:position="0.0618in"/>
        </style:tab-stops>
      </style:paragraph-properties>
      <style:text-properties officeooo:rsid="000ed05d" officeooo:paragraph-rsid="000ed05d"/>
    </style:style>
    <style:style style:name="P19" style:family="paragraph" style:parent-style-name="Standard" style:list-style-name="L7">
      <loext:graphic-properties draw:fill="none"/>
      <style:paragraph-properties fo:margin-left="0in" fo:margin-right="0in" fo:text-indent="2.1252in" style:auto-text-indent="false" fo:background-color="transparent">
        <style:tab-stops>
          <style:tab-stop style:position="0.0618in"/>
        </style:tab-stops>
      </style:paragraph-properties>
      <style:text-properties officeooo:rsid="000ed05d" officeooo:paragraph-rsid="000ed05d"/>
    </style:style>
    <style:style style:name="P20" style:family="paragraph" style:parent-style-name="Standard">
      <loext:graphic-properties draw:fill="none"/>
      <style:paragraph-properties fo:margin-left="0in" fo:margin-right="0in" fo:text-indent="2.1252in" style:auto-text-indent="false" fo:background-color="transparent">
        <style:tab-stops>
          <style:tab-stop style:position="0.0618in"/>
        </style:tab-stops>
      </style:paragraph-properties>
      <style:text-properties officeooo:rsid="000ed05d" officeooo:paragraph-rsid="000ed05d"/>
    </style:style>
    <style:style style:name="P21" style:family="paragraph" style:parent-style-name="Standard" style:list-style-name="L8">
      <loext:graphic-properties draw:fill="none"/>
      <style:paragraph-properties fo:margin-left="0in" fo:margin-right="0in" fo:text-indent="2.1252in" style:auto-text-indent="false" fo:background-color="transparent">
        <style:tab-stops>
          <style:tab-stop style:position="0.0618in"/>
        </style:tab-stops>
      </style:paragraph-properties>
      <style:text-properties officeooo:rsid="000ed05d" officeooo:paragraph-rsid="000ed05d"/>
    </style:style>
    <style:style style:name="P22" style:family="paragraph" style:parent-style-name="Standard" style:list-style-name="L9">
      <loext:graphic-properties draw:fill="none"/>
      <style:paragraph-properties fo:margin-left="0in" fo:margin-right="0in" fo:text-indent="2.1252in" style:auto-text-indent="false" fo:background-color="transparent">
        <style:tab-stops>
          <style:tab-stop style:position="0.0618in"/>
        </style:tab-stops>
      </style:paragraph-properties>
      <style:text-properties officeooo:rsid="000ed05d" officeooo:paragraph-rsid="000ed05d"/>
    </style:style>
    <style:style style:name="P23" style:family="paragraph" style:parent-style-name="Standard" style:list-style-name="L8" style:master-page-name="">
      <loext:graphic-properties draw:fill="none"/>
      <style:paragraph-properties fo:margin-left="0in" fo:margin-right="0in" fo:text-indent="2.1252in" style:auto-text-indent="false" style:page-number="auto" fo:background-color="transparent">
        <style:tab-stops>
          <style:tab-stop style:position="0.0618in"/>
        </style:tab-stops>
      </style:paragraph-properties>
      <style:text-properties officeooo:rsid="000ed05d" officeooo:paragraph-rsid="000ed05d"/>
    </style:style>
    <style:style style:name="P24" style:family="paragraph" style:parent-style-name="Standard" style:list-style-name="L9" style:master-page-name="">
      <loext:graphic-properties draw:fill="none"/>
      <style:paragraph-properties fo:margin-left="0in" fo:margin-right="0in" fo:text-indent="2.1252in" style:auto-text-indent="false" style:page-number="auto" fo:background-color="transparent">
        <style:tab-stops>
          <style:tab-stop style:position="0.0618in"/>
        </style:tab-stops>
      </style:paragraph-properties>
      <style:text-properties officeooo:rsid="000ed05d" officeooo:paragraph-rsid="000ed05d"/>
    </style:style>
    <style:style style:name="T1" style:family="text">
      <style:text-properties officeooo:rsid="000bd925"/>
    </style:style>
    <style:style style:name="T2" style:family="text">
      <style:text-properties officeooo:rsid="000e108a"/>
    </style:style>
    <style:style style:name="T3" style:family="text">
      <style:text-properties officeooo:rsid="000ed05d"/>
    </style:style>
    <style:style style:name="T4" style:family="text">
      <style:text-properties officeooo:rsid="000ff94d"/>
    </style:style>
    <style:style style:name="T5" style:family="text">
      <style:text-properties officeooo:rsid="000ed05d" fo:background-color="#faa61a" loext:char-shading-value="0"/>
    </style:style>
    <style:style style:name="T6" style:family="text">
      <style:text-properties officeooo:rsid="000ed05d" fo:background-color="#faa61a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oku<text:span text:style-name="T3">mentation </text:span><text:span text:style-name="T6">(täglich bis zum FINALE aktualisiert</text:span></text:p>
      <text:p text:style-name="P6"/>
      <text:p text:style-name="P7">Deadline Montag 24.05.21</text:p>
      <text:p text:style-name="P1"/>
      <text:p text:style-name="P1"/>
      <text:p text:style-name="P4">Montag <text:span text:style-name="T4">17.05.21</text:span>:</text:p>
      <text:p text:style-name="P1"/>
      <text:p text:style-name="P1">Das Team begann mit einfachen Ideen / Brainstorming, über die Richtung der Website.</text:p>
      <text:p text:style-name="P1">Die Rollenverteilung, die Termine (Daylies) und erfassen des Contracts wurde im gleichen Tagesabschnitt <text:span text:style-name="T2">erledigt</text:span>, <text:span text:style-name="T1">zudem wurden schon die ersten kleinen Etappenziele erreicht</text:span>.</text:p>
      <text:p text:style-name="P1"/>
      <text:p text:style-name="P1">Bis zum Mittag stand der Grundplan fest, folgende Themen und Punkte wurden fixiert und als Ziel für den restlichen Tag gesetzt;</text:p>
      <text:p text:style-name="P1"/>
      <text:list xml:id="list2383194248" text:style-name="L1">
        <text:list-item>
          <text:p text:style-name="P2">Design Vorschläge</text:p>
        </text:list-item>
        <text:list-item>
          <text:p text:style-name="P2">Main Page Grundriss</text:p>
        </text:list-item>
        <text:list-item>
          <text:p text:style-name="P2">Background Farben und Background Bild</text:p>
        </text:list-item>
        <text:list-item>
          <text:p text:style-name="P2">Git bei jedem Teammember ready</text:p>
        </text:list-item>
        <text:list-item>
          <text:p text:style-name="P3">Template und Version Bootstrap</text:p>
        </text:list-item>
        <text:list-item>
          <text:p text:style-name="P3">Kate und <text:span text:style-name="T2">Suki Design / Logo Artisten, Lead Kate hat begonnen mit Designarbeiten</text:span></text:p>
        </text:list-item>
        <text:list-item>
          <text:p text:style-name="P8">Mainpage (Footer Urs, Logo Design Stuff and NavBar Kate (Suki), Inhalt (Body) Marc) </text:p>
        </text:list-item>
      </text:list>
      <text:p text:style-name="P1"/>
      <text:list xml:id="list487279347" text:style-name="L2">
        <text:list-item>
          <text:p text:style-name="P12"><text:span text:style-name="T1">Backgroundpicture: Blue Orchid with white background, left top<text:line-break/> <text:tab/><text:tab/><text:tab/><text:tab/><text:tab/><text:tab/>corner</text:span></text:p>
        </text:list-item>
      </text:list>
      <text:p text:style-name="P15"/>
      <text:list xml:id="list1203835182" text:style-name="L3">
        <text:list-item>
          <text:p text:style-name="P17">Bootstrap v5, <text:a xlink:type="simple" xlink:href="https://getbootstrap.com/docs/5.0/examples/" text:style-name="Internet_20_link" text:visited-style-name="Visited_20_Internet_20_Link">https://getbootstrap.com/docs/5.0/examples/</text:a><text:line-break/></text:p>
        </text:list-item>
        <text:list-item>
          <text:p text:style-name="P16"><text:span text:style-name="T2">Git ready<text:line-break/> </text:span></text:p>
        </text:list-item>
        <text:list-item>
          <text:p text:style-name="P18">verschiedene Inputs</text:p>
        </text:list-item>
      </text:list>
      <text:p text:style-name="P14"/>
      <text:p text:style-name="P14"/>
      <text:p text:style-name="P14"/>
      <text:p text:style-name="P14"/>
      <text:p text:style-name="P11">Dienstag;</text:p>
      <text:p text:style-name="P9"/>
      <text:p text:style-name="P9">8:45 Uhr Daylie Meeting 15min</text:p>
      <text:p text:style-name="P9"/>
      <text:p text:style-name="P9"/>
      <text:list xml:id="list4180814211" text:style-name="L6">
        <text:list-item>
          <text:p text:style-name="P10">s</text:p>
        </text:list-item>
        <text:list-item>
          <text:p text:style-name="P10">s</text:p>
        </text:list-item>
        <text:list-item>
          <text:p text:style-name="P10">s</text:p>
        </text:list-item>
        <text:list-item>
          <text:p text:style-name="P10">s</text:p>
        </text:list-item>
        <text:list-item>
          <text:p text:style-name="P10">s</text:p>
        </text:list-item>
        <text:list-item>
          <text:p text:style-name="P10"><text:soft-page-break/>s</text:p>
        </text:list-item>
      </text:list>
      <text:p text:style-name="P9"/>
      <text:list xml:id="list3099066306" text:style-name="L7">
        <text:list-item>
          <text:p text:style-name="P13">s</text:p>
        </text:list-item>
        <text:list-item>
          <text:p text:style-name="P19">s</text:p>
        </text:list-item>
        <text:list-item>
          <text:p text:style-name="P19">s</text:p>
        </text:list-item>
        <text:list-item>
          <text:p text:style-name="P19">s</text:p>
        </text:list-item>
        <text:list-item>
          <text:p text:style-name="P19">s</text:p>
        </text:list-item>
        <text:list-item>
          <text:p text:style-name="P19">s</text:p>
        </text:list-item>
        <text:list-item>
          <text:p text:style-name="P19">s</text:p>
        </text:list-item>
      </text:list>
      <text:p text:style-name="P20"/>
      <text:p text:style-name="P20"/>
      <text:p text:style-name="P11">Mittwoch;</text:p>
      <text:p text:style-name="P9"/>
      <text:p text:style-name="P9">8:45 Uhr Daylie Meeting 15min</text:p>
      <text:p text:style-name="P9"/>
      <text:p text:style-name="P9"/>
      <text:list xml:id="list203055359428888" text:continue-list="list4180814211" text:style-name="L6">
        <text:list-item>
          <text:p text:style-name="P10">s</text:p>
        </text:list-item>
        <text:list-item>
          <text:p text:style-name="P10">s</text:p>
        </text:list-item>
        <text:list-item>
          <text:p text:style-name="P10">s</text:p>
        </text:list-item>
        <text:list-item>
          <text:p text:style-name="P10">s</text:p>
        </text:list-item>
        <text:list-item>
          <text:p text:style-name="P10">s</text:p>
        </text:list-item>
        <text:list-item>
          <text:p text:style-name="P10">s</text:p>
        </text:list-item>
      </text:list>
      <text:p text:style-name="P9"/>
      <text:list xml:id="list921039256" text:style-name="L8">
        <text:list-item>
          <text:p text:style-name="P23">s</text:p>
        </text:list-item>
        <text:list-item>
          <text:p text:style-name="P21">s</text:p>
        </text:list-item>
        <text:list-item>
          <text:p text:style-name="P21">s</text:p>
        </text:list-item>
        <text:list-item>
          <text:p text:style-name="P21">s</text:p>
        </text:list-item>
        <text:list-item>
          <text:p text:style-name="P21">s</text:p>
        </text:list-item>
        <text:list-item>
          <text:p text:style-name="P21">s</text:p>
        </text:list-item>
        <text:list-item>
          <text:p text:style-name="P21">s</text:p>
        </text:list-item>
      </text:list>
      <text:p text:style-name="P20"/>
      <text:p text:style-name="P20"/>
      <text:p text:style-name="P9"/>
      <text:p text:style-name="P11">Donnerstag;</text:p>
      <text:p text:style-name="P9"/>
      <text:p text:style-name="P9">8:45 Uhr Daylie Meeting 15min</text:p>
      <text:p text:style-name="P9"/>
      <text:p text:style-name="P9"/>
      <text:list xml:id="list203054639107201" text:continue-list="list203055359428888" text:style-name="L6">
        <text:list-item>
          <text:p text:style-name="P10">s</text:p>
        </text:list-item>
        <text:list-item>
          <text:p text:style-name="P10">s</text:p>
        </text:list-item>
        <text:list-item>
          <text:p text:style-name="P10">s</text:p>
        </text:list-item>
        <text:list-item>
          <text:p text:style-name="P10">s</text:p>
        </text:list-item>
        <text:list-item>
          <text:p text:style-name="P10">s</text:p>
        </text:list-item>
        <text:list-item>
          <text:p text:style-name="P10">s</text:p>
        </text:list-item>
      </text:list>
      <text:p text:style-name="P9"/>
      <text:list xml:id="list19330728" text:style-name="L9">
        <text:list-item>
          <text:p text:style-name="P24">s</text:p>
        </text:list-item>
        <text:list-item>
          <text:p text:style-name="P22">s</text:p>
        </text:list-item>
        <text:list-item>
          <text:p text:style-name="P22">s</text:p>
        </text:list-item>
        <text:list-item>
          <text:p text:style-name="P22"><text:soft-page-break/>s</text:p>
        </text:list-item>
        <text:list-item>
          <text:p text:style-name="P22">s</text:p>
        </text:list-item>
        <text:list-item>
          <text:p text:style-name="P22">s</text:p>
        </text:list-item>
        <text:list-item>
          <text:p text:style-name="P22">s</text:p>
        </text:list-item>
        <text:list-item>
          <text:p text:style-name="P2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7T16:16:12.572585534</meta:creation-date>
    <dc:date>2021-05-17T20:30:54.310436812</dc:date>
    <meta:editing-duration>PT22M3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63" meta:word-count="236" meta:character-count="1140" meta:non-whitespace-character-count="1006"/>
  </office:meta>
</office:document-meta>
</file>